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waterfallWipe" smil:subtype="horizontal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 draw:id="id1">
        <office:forms form:automatic-focus="false" form:apply-design-mode="false"/>
        <draw:frame presentation:style-name="pr1" draw:text-style-name="P1" draw:layer="layout" svg:width="25.199cm" svg:height="3.507cm" svg:x="1.301cm" svg:y="0.001cm" presentation:class="title" presentation:user-transformed="true">
          <draw:text-box>
            <text:p>TEST WITH SIMPLE MODEL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KNOKORPO</text:p>
              </text:list-item>
            </text:list>
            <text:p/>
            <text:p>gnagnagna</text:p>
          </draw:text-box>
        </draw:frame>
        <anim:par presentation:node-type="timing-root">
          <anim:par smil:begin="id1.begin">
            <anim:transitionFilter smil:dur="1s" smil:type="waterfallWipe" smil:subtype="horizontalLeft"/>
          </anim:par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.001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10-03-20T15:45:17</meta:creation-date>
    <dc:language>fi-FI</dc:language>
    <meta:editing-cycles>2</meta:editing-cycles>
    <meta:editing-duration>PT00H00M46S</meta:editing-duration>
    <meta:initial-creator>Kevin Roy</meta:initial-creator>
    <dc:date>2010-03-20T15:45:51</dc:date>
    <dc:creator>Kevin Roy</dc:creator>
    <meta:document-statistic meta:object-count="28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1/share/template/en-US/presnt/Blue.otp"/>
  </office:meta>
</office:document-meta>
</file>